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0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2.3cm"/>
      <style:paragraph-properties style:writing-mode="lr-tb"/>
    </style:style>
    <style:style style:name="gr5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6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1.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1.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1.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0.8cm"/>
      <style:paragraph-properties style:writing-mode="lr-tb"/>
    </style:style>
    <style:style style:name="gr12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16" draw:marker-end-width="0.3cm" draw:fill="none" draw:textarea-vertical-align="middle"/>
    </style:style>
    <style:style style:name="gr19" style:family="graphic" style:parent-style-name="objectwithoutfill">
      <style:graphic-properties draw:marker-end="Pontas_20_das_20_setas_20_17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3.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objectwithoutfill">
      <style:graphic-properties svg:stroke-color="#ff0000" draw:marker-end="Pontas_20_das_20_setas_20_18" draw:marker-end-width="0.3cm" draw:fill="none" draw:fill-color="#ffffff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2.2cm"/>
      <style:paragraph-properties style:writing-mode="lr-tb"/>
    </style:style>
    <style:style style:name="gr24" style:family="graphic" style:parent-style-name="objectwithoutfill">
      <style:graphic-properties svg:stroke-color="#ff0000" draw:marker-end="Pontas_20_das_20_setas_20_19" draw:marker-end-width="0.3cm" draw:fill="none" draw:fill-color="#ffffff" draw:textarea-vertical-align="middle"/>
    </style:style>
    <style:style style:name="gr25" style:family="graphic" style:parent-style-name="standard">
      <style:graphic-properties svg:stroke-color="#f10d0c" draw:fill="none" draw:fill-color="#ffffff" draw:textarea-horizontal-align="justify" draw:textarea-vertical-align="middle" draw:auto-grow-height="false" fo:min-height="6.1cm" fo:min-width="11.7cm"/>
    </style:style>
    <style:style style:name="gr26" style:family="graphic" style:parent-style-name="standard">
      <style:graphic-properties svg:stroke-color="#f10d0c" draw:fill="none" draw:fill-color="#ffffff" draw:textarea-horizontal-align="justify" draw:textarea-vertical-align="middle" draw:auto-grow-height="false" fo:min-height="4.5cm" fo:min-width="3.9cm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55cm" fo:min-width="0.5cm"/>
      <style:paragraph-properties style:writing-mode="lr-tb"/>
    </style:style>
    <style:style style:name="gr28" style:family="graphic" style:parent-style-name="standard">
      <style:graphic-properties svg:stroke-color="#f10d0c" draw:fill="none" draw:fill-color="#ffffff" draw:textarea-horizontal-align="justify" draw:textarea-vertical-align="middle" draw:auto-grow-height="false" fo:min-height="6.95cm" fo:min-width="15.1cm"/>
    </style:style>
    <style:style style:name="pr1" style:family="presentation" style:parent-style-name="Padrão-subtitle">
      <style:graphic-properties draw:fill-color="#ffffff" fo:min-height="12.1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Exercício</text:p>
            <text:p/>
            <text:p>Árvores</text:p>
            <text:p>B e B+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draw:frame presentation:style-name="pr3" draw:text-style-name="P3" draw:layer="layout" svg:width="26.399cm" svg:height="2.629cm" svg:x="1.001cm" svg:y="-0.371cm" presentation:class="title" presentation:user-transformed="true">
          <draw:text-box>
            <text:p text:style-name="P2"><text:span text:style-name="T1">1. Construa uma </text:span><text:span text:style-name="T2">árvore B</text:span><text:span text:style-name="T1"> de ordem 4 a partir da inserção das chaves abaixo (na ordem):</text:span><text:span text:style-name="T1"><text:line-break/></text:span><text:span text:style-name="T1">F, S, Q, K, C, L, H, T, V, W, M, R, N, P, A, B, X, Y, D, Z, E, G, I.</text:span></text:p>
          </draw:text-box>
        </draw:frame>
        <draw:custom-shape draw:style-name="gr2" draw:text-style-name="P4" xml:id="id1" draw:id="id1" draw:layer="layout" svg:width="2.4cm" svg:height="0.8cm" svg:x="12.2cm" svg:y="2.258cm">
          <text:p text:style-name="P4">e <text:s/>m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1cm" svg:height="0.8cm" svg:x="4cm" svg:y="5.678cm">
          <text:p text:style-name="P4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2.8cm" svg:height="0.8cm" svg:x="12cm" svg:y="5.6cm">
          <text:p text:style-name="P4">g <text:s/>i <text:s/>k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2cm" svg:y1="2.658cm" svg:x2="4.5cm" svg:y2="5.678cm" draw:start-shape="id1" draw:start-glue-point="3" draw:end-shape="id2" draw:end-glue-point="0" svg:d="M12200 2658l-7700 3020" svg:viewBox="0 0 7701 3021">
          <text:p/>
        </draw:connector>
        <draw:connector draw:style-name="gr6" draw:text-style-name="P5" draw:layer="layout" draw:type="line" svg:x1="14.6cm" svg:y1="2.658cm" svg:x2="20.5cm" svg:y2="5.4cm" svg:d="M14600 2658l5900 2742" svg:viewBox="0 0 5901 2743">
          <text:p/>
        </draw:connector>
        <draw:custom-shape draw:style-name="gr4" draw:text-style-name="P4" xml:id="id8" draw:id="id8" draw:layer="layout" svg:width="2.8cm" svg:height="0.8cm" svg:x="20.2cm" svg:y="5.2cm">
          <text:p text:style-name="P4">q t w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3.4cm" svg:y1="3.058cm" svg:x2="13.4cm" svg:y2="5.6cm" draw:start-shape="id1" draw:start-glue-point="2" draw:end-shape="id3" draw:end-glue-point="0" svg:d="M13400 3058v2542" svg:viewBox="0 0 1 2543">
          <text:p/>
        </draw:connector>
        <draw:custom-shape draw:style-name="gr4" draw:text-style-name="P4" xml:id="id4" draw:id="id4" draw:layer="layout" svg:width="2.8cm" svg:height="0.8cm" svg:x="0.9cm" svg:y="8.2cm">
          <text:p text:style-name="P4">a <text:s/>b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1.8cm" svg:height="0.8cm" svg:x="4.7cm" svg:y="8.2cm">
          <text:p text:style-name="P4">d</text:p>
          <draw:enhanced-geometry svg:viewBox="0 0 21600 21600" draw:type="rectangle" draw:enhanced-path="M 0 0 L 21600 0 21600 21600 0 21600 0 0 Z N"/>
        </draw:custom-shape>
        <draw:custom-shape draw:style-name="gr8" draw:text-style-name="P4" xml:id="id6" draw:id="id6" draw:layer="layout" svg:width="1.8cm" svg:height="0.8cm" svg:x="6.7cm" svg:y="8.2cm">
          <text:p text:style-name="P4">f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0.8cm" svg:x="9.1cm" svg:y="8.2cm">
          <text:p text:style-name="P4">h i 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1.8cm" svg:height="0.8cm" svg:x="15.4cm" svg:y="8.2cm">
          <text:p text:style-name="P4">l</text:p>
          <draw:enhanced-geometry svg:viewBox="0 0 21600 21600" draw:type="rectangle" draw:enhanced-path="M 0 0 L 21600 0 21600 21600 0 21600 0 0 Z N"/>
        </draw:custom-shape>
        <draw:custom-shape draw:style-name="gr9" draw:text-style-name="P4" xml:id="id9" draw:id="id9" draw:layer="layout" svg:width="2.3cm" svg:height="0.8cm" svg:x="17.5cm" svg:y="8.2cm">
          <text:p text:style-name="P4">n p </text:p>
          <draw:enhanced-geometry svg:viewBox="0 0 21600 21600" draw:type="rectangle" draw:enhanced-path="M 0 0 L 21600 0 21600 21600 0 21600 0 0 Z N"/>
        </draw:custom-shape>
        <draw:custom-shape draw:style-name="gr10" draw:text-style-name="P4" xml:id="id10" draw:id="id10" draw:layer="layout" svg:width="2.2cm" svg:height="0.8cm" svg:x="20cm" svg:y="8.2cm">
          <text:p text:style-name="P4">r s</text:p>
          <draw:enhanced-geometry svg:viewBox="0 0 21600 21600" draw:type="rectangle" draw:enhanced-path="M 0 0 L 21600 0 21600 21600 0 21600 0 0 Z N"/>
        </draw:custom-shape>
        <draw:custom-shape draw:style-name="gr11" draw:text-style-name="P4" xml:id="id11" draw:id="id11" draw:layer="layout" svg:width="1.3cm" svg:height="0.8cm" svg:x="22.4cm" svg:y="8.2cm">
          <text:p text:style-name="P4">v</text:p>
          <draw:enhanced-geometry svg:viewBox="0 0 21600 21600" draw:type="rectangle" draw:enhanced-path="M 0 0 L 21600 0 21600 21600 0 21600 0 0 Z N"/>
        </draw:custom-shape>
        <draw:custom-shape draw:style-name="gr9" draw:text-style-name="P4" xml:id="id12" draw:id="id12" draw:layer="layout" svg:width="2.3cm" svg:height="0.8cm" svg:x="23.9cm" svg:y="8.2cm">
          <text:p text:style-name="P4">x y z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4cm" svg:y1="6.078cm" svg:x2="2.3cm" svg:y2="8.2cm" draw:start-shape="id2" draw:end-shape="id4" draw:end-glue-point="0" svg:d="M4000 6078l-1700 2122" svg:viewBox="0 0 1701 2123">
          <text:p/>
        </draw:connector>
        <draw:connector draw:style-name="gr13" draw:text-style-name="P5" draw:layer="layout" draw:type="line" svg:x1="5cm" svg:y1="6.078cm" svg:x2="5.6cm" svg:y2="8.2cm" draw:start-shape="id2" draw:start-glue-point="1" draw:end-shape="id5" draw:end-glue-point="0" svg:d="M5000 6078l600 2122" svg:viewBox="0 0 601 2123">
          <text:p/>
        </draw:connector>
        <draw:connector draw:style-name="gr14" draw:text-style-name="P5" draw:layer="layout" draw:type="line" svg:x1="12cm" svg:y1="6cm" svg:x2="7.6cm" svg:y2="8.2cm" draw:start-shape="id3" draw:start-glue-point="3" draw:end-shape="id6" draw:end-glue-point="0" svg:d="M12000 6000l-4400 2200" svg:viewBox="0 0 4401 2201">
          <text:p/>
        </draw:connector>
        <draw:connector draw:style-name="gr15" draw:text-style-name="P5" draw:layer="layout" draw:type="line" svg:x1="14.8cm" svg:y1="6cm" svg:x2="16.3cm" svg:y2="8.2cm" draw:start-shape="id3" draw:start-glue-point="1" draw:end-shape="id7" draw:end-glue-point="0" svg:d="M14800 6000l1500 2200" svg:viewBox="0 0 1501 2201">
          <text:p/>
        </draw:connector>
        <draw:connector draw:style-name="gr16" draw:text-style-name="P5" draw:layer="layout" draw:type="line" svg:x1="20.2cm" svg:y1="5.6cm" svg:x2="17.5cm" svg:y2="8.6cm" draw:start-shape="id8" draw:start-glue-point="3" draw:end-shape="id9" draw:end-glue-point="3" svg:d="M20200 5600l-2700 3000" svg:viewBox="0 0 2701 3001">
          <text:p/>
        </draw:connector>
        <draw:connector draw:style-name="gr17" draw:text-style-name="P5" draw:layer="layout" draw:type="line" svg:x1="21.6cm" svg:y1="6cm" svg:x2="21.1cm" svg:y2="8.2cm" draw:start-shape="id8" draw:start-glue-point="2" draw:end-shape="id10" draw:end-glue-point="0" svg:d="M21600 6000l-500 2200" svg:viewBox="0 0 501 2201">
          <text:p/>
        </draw:connector>
        <draw:connector draw:style-name="gr18" draw:text-style-name="P5" draw:layer="layout" draw:type="line" svg:x1="21.6cm" svg:y1="6cm" svg:x2="23.05cm" svg:y2="8.2cm" draw:start-shape="id8" draw:start-glue-point="2" draw:end-shape="id11" draw:end-glue-point="0" svg:d="M21600 6000l1450 2200" svg:viewBox="0 0 1451 2201">
          <text:p/>
        </draw:connector>
        <draw:connector draw:style-name="gr19" draw:text-style-name="P5" draw:layer="layout" draw:type="line" svg:x1="23cm" svg:y1="5.6cm" svg:x2="25.05cm" svg:y2="8.2cm" draw:start-shape="id8" draw:start-glue-point="1" draw:end-shape="id12" draw:end-glue-point="0" svg:d="M23000 5600l2050 2600" svg:viewBox="0 0 2051 260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draw:frame presentation:style-name="pr3" draw:text-style-name="P3" draw:layer="layout" svg:width="26.599cm" svg:height="2.629cm" svg:x="1.001cm" svg:y="-0.671cm" presentation:class="title" presentation:user-transformed="true">
          <draw:text-box>
            <text:p text:style-name="P2"><text:span text:style-name="T1">2. A partir da árvore final do exercício anterior, remova as chaves Y, P, N, C e B (nesta ordem).</text:span></text:p>
          </draw:text-box>
        </draw:frame>
        <draw:custom-shape draw:style-name="gr2" draw:text-style-name="P4" xml:id="id13" draw:id="id13" draw:layer="layout" svg:width="2.4cm" svg:height="0.8cm" svg:x="12.2cm" svg:y="2.258cm">
          <text:p text:style-name="P4">e <text:s/>m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1cm" svg:height="0.8cm" svg:x="4cm" svg:y="5.678cm">
          <text:p text:style-name="P4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5" draw:id="id15" draw:layer="layout" svg:width="2.8cm" svg:height="0.8cm" svg:x="12cm" svg:y="5.6cm">
          <text:p text:style-name="P4">g <text:s/>i <text:s/>k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2cm" svg:y1="2.658cm" svg:x2="4.5cm" svg:y2="5.678cm" draw:start-shape="id13" draw:start-glue-point="3" draw:end-shape="id14" draw:end-glue-point="0" svg:d="M12200 2658l-7700 3020" svg:viewBox="0 0 7701 3021">
          <text:p/>
        </draw:connector>
        <draw:connector draw:style-name="gr6" draw:text-style-name="P5" draw:layer="layout" draw:type="line" svg:x1="14.6cm" svg:y1="2.658cm" svg:x2="20.5cm" svg:y2="5.4cm" svg:d="M14600 2658l5900 2742" svg:viewBox="0 0 5901 2743">
          <text:p/>
        </draw:connector>
        <draw:custom-shape draw:style-name="gr4" draw:text-style-name="P4" xml:id="id20" draw:id="id20" draw:layer="layout" svg:width="2.8cm" svg:height="0.8cm" svg:x="20.2cm" svg:y="5.2cm">
          <text:p text:style-name="P4">q t w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3.4cm" svg:y1="3.058cm" svg:x2="13.4cm" svg:y2="5.6cm" draw:start-shape="id13" draw:start-glue-point="2" draw:end-shape="id15" draw:end-glue-point="0" svg:d="M13400 3058v2542" svg:viewBox="0 0 1 2543">
          <text:p/>
        </draw:connector>
        <draw:custom-shape draw:style-name="gr4" draw:text-style-name="P4" xml:id="id16" draw:id="id16" draw:layer="layout" svg:width="2.8cm" svg:height="0.8cm" svg:x="0.9cm" svg:y="8.2cm">
          <text:p text:style-name="P4">a <text:s/>b</text:p>
          <draw:enhanced-geometry svg:viewBox="0 0 21600 21600" draw:type="rectangle" draw:enhanced-path="M 0 0 L 21600 0 21600 21600 0 21600 0 0 Z N"/>
        </draw:custom-shape>
        <draw:custom-shape draw:style-name="gr8" draw:text-style-name="P4" xml:id="id17" draw:id="id17" draw:layer="layout" svg:width="1.8cm" svg:height="0.8cm" svg:x="4.7cm" svg:y="8.2cm">
          <text:p text:style-name="P4">d</text:p>
          <draw:enhanced-geometry svg:viewBox="0 0 21600 21600" draw:type="rectangle" draw:enhanced-path="M 0 0 L 21600 0 21600 21600 0 21600 0 0 Z N"/>
        </draw:custom-shape>
        <draw:custom-shape draw:style-name="gr8" draw:text-style-name="P4" xml:id="id18" draw:id="id18" draw:layer="layout" svg:width="1.8cm" svg:height="0.8cm" svg:x="6.7cm" svg:y="8.2cm">
          <text:p text:style-name="P4">f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0.8cm" svg:x="9.1cm" svg:y="8.2cm">
          <text:p text:style-name="P4">h i </text:p>
          <draw:enhanced-geometry svg:viewBox="0 0 21600 21600" draw:type="rectangle" draw:enhanced-path="M 0 0 L 21600 0 21600 21600 0 21600 0 0 Z N"/>
        </draw:custom-shape>
        <draw:custom-shape draw:style-name="gr8" draw:text-style-name="P4" xml:id="id19" draw:id="id19" draw:layer="layout" svg:width="1.8cm" svg:height="0.8cm" svg:x="15.4cm" svg:y="8.2cm">
          <text:p text:style-name="P4">l</text:p>
          <draw:enhanced-geometry svg:viewBox="0 0 21600 21600" draw:type="rectangle" draw:enhanced-path="M 0 0 L 21600 0 21600 21600 0 21600 0 0 Z N"/>
        </draw:custom-shape>
        <draw:custom-shape draw:style-name="gr9" draw:text-style-name="P4" xml:id="id21" draw:id="id21" draw:layer="layout" svg:width="2.3cm" svg:height="0.8cm" svg:x="17.5cm" svg:y="8.2cm">
          <text:p text:style-name="P4">n p </text:p>
          <draw:enhanced-geometry svg:viewBox="0 0 21600 21600" draw:type="rectangle" draw:enhanced-path="M 0 0 L 21600 0 21600 21600 0 21600 0 0 Z N"/>
        </draw:custom-shape>
        <draw:custom-shape draw:style-name="gr10" draw:text-style-name="P4" xml:id="id22" draw:id="id22" draw:layer="layout" svg:width="2.2cm" svg:height="0.8cm" svg:x="20cm" svg:y="8.2cm">
          <text:p text:style-name="P4">r s</text:p>
          <draw:enhanced-geometry svg:viewBox="0 0 21600 21600" draw:type="rectangle" draw:enhanced-path="M 0 0 L 21600 0 21600 21600 0 21600 0 0 Z N"/>
        </draw:custom-shape>
        <draw:custom-shape draw:style-name="gr11" draw:text-style-name="P4" xml:id="id23" draw:id="id23" draw:layer="layout" svg:width="1.3cm" svg:height="0.8cm" svg:x="22.4cm" svg:y="8.2cm">
          <text:p text:style-name="P4">v</text:p>
          <draw:enhanced-geometry svg:viewBox="0 0 21600 21600" draw:type="rectangle" draw:enhanced-path="M 0 0 L 21600 0 21600 21600 0 21600 0 0 Z N"/>
        </draw:custom-shape>
        <draw:custom-shape draw:style-name="gr20" draw:text-style-name="P4" xml:id="id24" draw:id="id24" draw:layer="layout" svg:width="3.7cm" svg:height="0.8cm" svg:x="23.9cm" svg:y="8.2cm">
          <text:p text:style-name="P4">x <text:s text:c="5"/>z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4cm" svg:y1="6.078cm" svg:x2="2.3cm" svg:y2="8.2cm" draw:start-shape="id14" draw:end-shape="id16" draw:end-glue-point="0" svg:d="M4000 6078l-1700 2122" svg:viewBox="0 0 1701 2123">
          <text:p/>
        </draw:connector>
        <draw:connector draw:style-name="gr13" draw:text-style-name="P5" draw:layer="layout" draw:type="line" svg:x1="5cm" svg:y1="6.078cm" svg:x2="5.6cm" svg:y2="8.2cm" draw:start-shape="id14" draw:start-glue-point="1" draw:end-shape="id17" draw:end-glue-point="0" svg:d="M5000 6078l600 2122" svg:viewBox="0 0 601 2123">
          <text:p/>
        </draw:connector>
        <draw:connector draw:style-name="gr14" draw:text-style-name="P5" draw:layer="layout" draw:type="line" svg:x1="12cm" svg:y1="6cm" svg:x2="7.6cm" svg:y2="8.2cm" draw:start-shape="id15" draw:start-glue-point="3" draw:end-shape="id18" draw:end-glue-point="0" svg:d="M12000 6000l-4400 2200" svg:viewBox="0 0 4401 2201">
          <text:p/>
        </draw:connector>
        <draw:connector draw:style-name="gr15" draw:text-style-name="P5" draw:layer="layout" draw:type="line" svg:x1="14.8cm" svg:y1="6cm" svg:x2="16.3cm" svg:y2="8.2cm" draw:start-shape="id15" draw:start-glue-point="1" draw:end-shape="id19" draw:end-glue-point="0" svg:d="M14800 6000l1500 2200" svg:viewBox="0 0 1501 2201">
          <text:p/>
        </draw:connector>
        <draw:connector draw:style-name="gr16" draw:text-style-name="P5" draw:layer="layout" draw:type="line" svg:x1="20.2cm" svg:y1="5.6cm" svg:x2="17.5cm" svg:y2="8.6cm" draw:start-shape="id20" draw:start-glue-point="3" draw:end-shape="id21" draw:end-glue-point="3" svg:d="M20200 5600l-2700 3000" svg:viewBox="0 0 2701 3001">
          <text:p/>
        </draw:connector>
        <draw:connector draw:style-name="gr17" draw:text-style-name="P5" draw:layer="layout" draw:type="line" svg:x1="21.6cm" svg:y1="6cm" svg:x2="21.1cm" svg:y2="8.2cm" draw:start-shape="id20" draw:start-glue-point="2" draw:end-shape="id22" draw:end-glue-point="0" svg:d="M21600 6000l-500 2200" svg:viewBox="0 0 501 2201">
          <text:p/>
        </draw:connector>
        <draw:connector draw:style-name="gr18" draw:text-style-name="P5" draw:layer="layout" draw:type="line" svg:x1="21.6cm" svg:y1="6cm" svg:x2="23.05cm" svg:y2="8.2cm" draw:start-shape="id20" draw:start-glue-point="2" draw:end-shape="id23" draw:end-glue-point="0" svg:d="M21600 6000l1450 2200" svg:viewBox="0 0 1451 2201">
          <text:p/>
        </draw:connector>
        <draw:connector draw:style-name="gr19" draw:text-style-name="P5" draw:layer="layout" draw:type="line" svg:x1="23cm" svg:y1="5.6cm" svg:x2="25.75cm" svg:y2="8.2cm" draw:start-shape="id20" draw:start-glue-point="1" draw:end-shape="id24" draw:end-glue-point="0" svg:d="M23000 5600l2750 2600" svg:viewBox="0 0 2751 2601">
          <text:p/>
        </draw:connector>
        <draw:frame draw:style-name="gr21" draw:text-style-name="P8" draw:layer="layout" svg:width="6.767cm" svg:height="0.962cm" svg:x="0.76cm" svg:y="1.8cm">
          <draw:text-box>
            <text:p text:style-name="P7"><text:span text:style-name="T3">Removendo a letra Y</text:span></text:p>
          </draw:text-box>
        </draw:frame>
        <draw:line draw:style-name="gr22" draw:text-style-name="P9" draw:layer="layout" svg:x1="25.6cm" svg:y1="11cm" svg:x2="25.6cm" svg:y2="9.2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draw:frame presentation:style-name="pr3" draw:text-style-name="P3" draw:layer="layout" svg:width="26.599cm" svg:height="2.629cm" svg:x="1.001cm" svg:y="-0.671cm" presentation:class="title" presentation:user-transformed="true">
          <draw:text-box>
            <text:p text:style-name="P2"><text:span text:style-name="T1">2. A partir da árvore final do exercício anterior, remova as chaves Y, P, N, C e B (nesta ordem).</text:span></text:p>
          </draw:text-box>
        </draw:frame>
        <draw:custom-shape draw:style-name="gr2" draw:text-style-name="P4" xml:id="id25" draw:id="id25" draw:layer="layout" svg:width="2.4cm" svg:height="0.8cm" svg:x="12.2cm" svg:y="2.258cm">
          <text:p text:style-name="P4">e <text:s/>m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1cm" svg:height="0.8cm" svg:x="4cm" svg:y="5.678cm">
          <text:p text:style-name="P4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7" draw:id="id27" draw:layer="layout" svg:width="2.8cm" svg:height="0.8cm" svg:x="12cm" svg:y="5.6cm">
          <text:p text:style-name="P4">g <text:s/>i <text:s/>k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2cm" svg:y1="2.658cm" svg:x2="4.5cm" svg:y2="5.678cm" draw:start-shape="id25" draw:start-glue-point="3" draw:end-shape="id26" draw:end-glue-point="0" svg:d="M12200 2658l-7700 3020" svg:viewBox="0 0 7701 3021">
          <text:p/>
        </draw:connector>
        <draw:connector draw:style-name="gr6" draw:text-style-name="P5" draw:layer="layout" draw:type="line" svg:x1="14.6cm" svg:y1="2.658cm" svg:x2="20.5cm" svg:y2="5.4cm" svg:d="M14600 2658l5900 2742" svg:viewBox="0 0 5901 2743">
          <text:p/>
        </draw:connector>
        <draw:custom-shape draw:style-name="gr4" draw:text-style-name="P4" xml:id="id32" draw:id="id32" draw:layer="layout" svg:width="2.8cm" svg:height="0.8cm" svg:x="20.2cm" svg:y="5.2cm">
          <text:p text:style-name="P4">q t w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3.4cm" svg:y1="3.058cm" svg:x2="13.4cm" svg:y2="5.6cm" draw:start-shape="id25" draw:start-glue-point="2" draw:end-shape="id27" draw:end-glue-point="0" svg:d="M13400 3058v2542" svg:viewBox="0 0 1 2543">
          <text:p/>
        </draw:connector>
        <draw:custom-shape draw:style-name="gr4" draw:text-style-name="P4" xml:id="id28" draw:id="id28" draw:layer="layout" svg:width="2.8cm" svg:height="0.8cm" svg:x="0.9cm" svg:y="8.2cm">
          <text:p text:style-name="P4">a <text:s/>b</text:p>
          <draw:enhanced-geometry svg:viewBox="0 0 21600 21600" draw:type="rectangle" draw:enhanced-path="M 0 0 L 21600 0 21600 21600 0 21600 0 0 Z N"/>
        </draw:custom-shape>
        <draw:custom-shape draw:style-name="gr8" draw:text-style-name="P4" xml:id="id29" draw:id="id29" draw:layer="layout" svg:width="1.8cm" svg:height="0.8cm" svg:x="4.7cm" svg:y="8.2cm">
          <text:p text:style-name="P4">d</text:p>
          <draw:enhanced-geometry svg:viewBox="0 0 21600 21600" draw:type="rectangle" draw:enhanced-path="M 0 0 L 21600 0 21600 21600 0 21600 0 0 Z N"/>
        </draw:custom-shape>
        <draw:custom-shape draw:style-name="gr8" draw:text-style-name="P4" xml:id="id30" draw:id="id30" draw:layer="layout" svg:width="1.8cm" svg:height="0.8cm" svg:x="6.7cm" svg:y="8.2cm">
          <text:p text:style-name="P4">f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0.8cm" svg:x="9.1cm" svg:y="8.2cm">
          <text:p text:style-name="P4">h i </text:p>
          <draw:enhanced-geometry svg:viewBox="0 0 21600 21600" draw:type="rectangle" draw:enhanced-path="M 0 0 L 21600 0 21600 21600 0 21600 0 0 Z N"/>
        </draw:custom-shape>
        <draw:custom-shape draw:style-name="gr8" draw:text-style-name="P4" xml:id="id31" draw:id="id31" draw:layer="layout" svg:width="1.8cm" svg:height="0.8cm" svg:x="15.4cm" svg:y="8.2cm">
          <text:p text:style-name="P4">l</text:p>
          <draw:enhanced-geometry svg:viewBox="0 0 21600 21600" draw:type="rectangle" draw:enhanced-path="M 0 0 L 21600 0 21600 21600 0 21600 0 0 Z N"/>
        </draw:custom-shape>
        <draw:custom-shape draw:style-name="gr23" draw:text-style-name="P4" xml:id="id33" draw:id="id33" draw:layer="layout" svg:width="2.7cm" svg:height="0.8cm" svg:x="17.43cm" svg:y="8.2cm">
          <text:p text:style-name="P4">n 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4" draw:id="id34" draw:layer="layout" svg:width="2.2cm" svg:height="0.8cm" svg:x="20cm" svg:y="8.2cm">
          <text:p text:style-name="P4">r s</text:p>
          <draw:enhanced-geometry svg:viewBox="0 0 21600 21600" draw:type="rectangle" draw:enhanced-path="M 0 0 L 21600 0 21600 21600 0 21600 0 0 Z N"/>
        </draw:custom-shape>
        <draw:custom-shape draw:style-name="gr11" draw:text-style-name="P4" xml:id="id35" draw:id="id35" draw:layer="layout" svg:width="1.3cm" svg:height="0.8cm" svg:x="22.4cm" svg:y="8.2cm">
          <text:p text:style-name="P4">v</text:p>
          <draw:enhanced-geometry svg:viewBox="0 0 21600 21600" draw:type="rectangle" draw:enhanced-path="M 0 0 L 21600 0 21600 21600 0 21600 0 0 Z N"/>
        </draw:custom-shape>
        <draw:custom-shape draw:style-name="gr20" draw:text-style-name="P4" xml:id="id36" draw:id="id36" draw:layer="layout" svg:width="3.7cm" svg:height="0.8cm" svg:x="23.9cm" svg:y="8.2cm">
          <text:p text:style-name="P4">x <text:s text:c="4"/>z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4cm" svg:y1="6.078cm" svg:x2="2.3cm" svg:y2="8.2cm" draw:start-shape="id26" draw:end-shape="id28" draw:end-glue-point="0" svg:d="M4000 6078l-1700 2122" svg:viewBox="0 0 1701 2123">
          <text:p/>
        </draw:connector>
        <draw:connector draw:style-name="gr13" draw:text-style-name="P5" draw:layer="layout" draw:type="line" svg:x1="5cm" svg:y1="6.078cm" svg:x2="5.6cm" svg:y2="8.2cm" draw:start-shape="id26" draw:start-glue-point="1" draw:end-shape="id29" draw:end-glue-point="0" svg:d="M5000 6078l600 2122" svg:viewBox="0 0 601 2123">
          <text:p/>
        </draw:connector>
        <draw:connector draw:style-name="gr14" draw:text-style-name="P5" draw:layer="layout" draw:type="line" svg:x1="12cm" svg:y1="6cm" svg:x2="7.6cm" svg:y2="8.2cm" draw:start-shape="id27" draw:start-glue-point="3" draw:end-shape="id30" draw:end-glue-point="0" svg:d="M12000 6000l-4400 2200" svg:viewBox="0 0 4401 2201">
          <text:p/>
        </draw:connector>
        <draw:connector draw:style-name="gr15" draw:text-style-name="P5" draw:layer="layout" draw:type="line" svg:x1="14.8cm" svg:y1="6cm" svg:x2="16.3cm" svg:y2="8.2cm" draw:start-shape="id27" draw:start-glue-point="1" draw:end-shape="id31" draw:end-glue-point="0" svg:d="M14800 6000l1500 2200" svg:viewBox="0 0 1501 2201">
          <text:p/>
        </draw:connector>
        <draw:connector draw:style-name="gr16" draw:text-style-name="P5" draw:layer="layout" draw:type="line" svg:x1="20.2cm" svg:y1="5.6cm" svg:x2="17.43cm" svg:y2="8.6cm" draw:start-shape="id32" draw:start-glue-point="3" draw:end-shape="id33" draw:end-glue-point="3" svg:d="M20200 5600l-2770 3000" svg:viewBox="0 0 2771 3001">
          <text:p/>
        </draw:connector>
        <draw:connector draw:style-name="gr17" draw:text-style-name="P5" draw:layer="layout" draw:type="line" svg:x1="21.6cm" svg:y1="6cm" svg:x2="21.1cm" svg:y2="8.2cm" draw:start-shape="id32" draw:start-glue-point="2" draw:end-shape="id34" draw:end-glue-point="0" svg:d="M21600 6000l-500 2200" svg:viewBox="0 0 501 2201">
          <text:p/>
        </draw:connector>
        <draw:connector draw:style-name="gr18" draw:text-style-name="P5" draw:layer="layout" draw:type="line" svg:x1="21.6cm" svg:y1="6cm" svg:x2="23.05cm" svg:y2="8.2cm" draw:start-shape="id32" draw:start-glue-point="2" draw:end-shape="id35" draw:end-glue-point="0" svg:d="M21600 6000l1450 2200" svg:viewBox="0 0 1451 2201">
          <text:p/>
        </draw:connector>
        <draw:connector draw:style-name="gr19" draw:text-style-name="P5" draw:layer="layout" draw:type="line" svg:x1="23cm" svg:y1="5.6cm" svg:x2="25.75cm" svg:y2="8.2cm" draw:start-shape="id32" draw:start-glue-point="1" draw:end-shape="id36" draw:end-glue-point="0" svg:d="M23000 5600l2750 2600" svg:viewBox="0 0 2751 2601">
          <text:p/>
        </draw:connector>
        <draw:frame draw:style-name="gr21" draw:text-style-name="P8" draw:layer="layout" svg:width="6.78cm" svg:height="0.962cm" svg:x="0.76cm" svg:y="1.8cm">
          <draw:text-box>
            <text:p text:style-name="P7"><text:span text:style-name="T3">Removendo a letra P</text:span></text:p>
          </draw:text-box>
        </draw:frame>
        <draw:line draw:style-name="gr24" draw:text-style-name="P9" draw:layer="layout" svg:x1="19.6cm" svg:y1="10.4cm" svg:x2="19.6cm" svg:y2="9cm">
          <text:p/>
        </draw:lin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0">
        <draw:frame presentation:style-name="pr3" draw:text-style-name="P3" draw:layer="layout" svg:width="26.599cm" svg:height="2.629cm" svg:x="1.001cm" svg:y="-0.671cm" presentation:class="title" presentation:user-transformed="true">
          <draw:text-box>
            <text:p text:style-name="P2"><text:span text:style-name="T1">2. A partir da árvore final do exercício anterior, remova as chaves Y, P, N, C e B (nesta ordem).</text:span></text:p>
          </draw:text-box>
        </draw:frame>
        <draw:custom-shape draw:style-name="gr2" draw:text-style-name="P4" xml:id="id37" draw:id="id37" draw:layer="layout" svg:width="2.4cm" svg:height="0.8cm" svg:x="12.2cm" svg:y="2.258cm">
          <text:p text:style-name="P4">e <text:s/>m</text:p>
          <draw:enhanced-geometry svg:viewBox="0 0 21600 21600" draw:type="rectangle" draw:enhanced-path="M 0 0 L 21600 0 21600 21600 0 21600 0 0 Z N"/>
        </draw:custom-shape>
        <draw:custom-shape draw:style-name="gr3" draw:text-style-name="P4" xml:id="id38" draw:id="id38" draw:layer="layout" svg:width="1cm" svg:height="0.8cm" svg:x="4cm" svg:y="5.678cm">
          <text:p text:style-name="P4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9" draw:id="id39" draw:layer="layout" svg:width="2.8cm" svg:height="0.8cm" svg:x="12cm" svg:y="5.6cm">
          <text:p text:style-name="P4">g <text:s/>i <text:s/>k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2cm" svg:y1="2.658cm" svg:x2="4.5cm" svg:y2="5.678cm" draw:start-shape="id37" draw:start-glue-point="3" draw:end-shape="id38" draw:end-glue-point="0" svg:d="M12200 2658l-7700 3020" svg:viewBox="0 0 7701 3021">
          <text:p/>
        </draw:connector>
        <draw:connector draw:style-name="gr6" draw:text-style-name="P5" draw:layer="layout" draw:type="line" svg:x1="14.6cm" svg:y1="2.658cm" svg:x2="20.5cm" svg:y2="5.4cm" svg:d="M14600 2658l5900 2742" svg:viewBox="0 0 5901 2743">
          <text:p/>
        </draw:connector>
        <draw:custom-shape draw:style-name="gr4" draw:text-style-name="P4" xml:id="id44" draw:id="id44" draw:layer="layout" svg:width="2.8cm" svg:height="0.8cm" svg:x="20.2cm" svg:y="5.2cm">
          <text:p text:style-name="P4">r t w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3.4cm" svg:y1="3.058cm" svg:x2="13.4cm" svg:y2="5.6cm" draw:start-shape="id37" draw:start-glue-point="2" draw:end-shape="id39" draw:end-glue-point="0" svg:d="M13400 3058v2542" svg:viewBox="0 0 1 2543">
          <text:p/>
        </draw:connector>
        <draw:custom-shape draw:style-name="gr4" draw:text-style-name="P4" xml:id="id40" draw:id="id40" draw:layer="layout" svg:width="2.8cm" svg:height="0.8cm" svg:x="0.9cm" svg:y="8.2cm">
          <text:p text:style-name="P4">a <text:s/>b</text:p>
          <draw:enhanced-geometry svg:viewBox="0 0 21600 21600" draw:type="rectangle" draw:enhanced-path="M 0 0 L 21600 0 21600 21600 0 21600 0 0 Z N"/>
        </draw:custom-shape>
        <draw:custom-shape draw:style-name="gr8" draw:text-style-name="P4" xml:id="id41" draw:id="id41" draw:layer="layout" svg:width="1.8cm" svg:height="0.8cm" svg:x="4.7cm" svg:y="8.2cm">
          <text:p text:style-name="P4">d</text:p>
          <draw:enhanced-geometry svg:viewBox="0 0 21600 21600" draw:type="rectangle" draw:enhanced-path="M 0 0 L 21600 0 21600 21600 0 21600 0 0 Z N"/>
        </draw:custom-shape>
        <draw:custom-shape draw:style-name="gr8" draw:text-style-name="P4" xml:id="id42" draw:id="id42" draw:layer="layout" svg:width="1.8cm" svg:height="0.8cm" svg:x="6.7cm" svg:y="8.2cm">
          <text:p text:style-name="P4">f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0.8cm" svg:x="9.1cm" svg:y="8.2cm">
          <text:p text:style-name="P4">h i </text:p>
          <draw:enhanced-geometry svg:viewBox="0 0 21600 21600" draw:type="rectangle" draw:enhanced-path="M 0 0 L 21600 0 21600 21600 0 21600 0 0 Z N"/>
        </draw:custom-shape>
        <draw:custom-shape draw:style-name="gr8" draw:text-style-name="P4" xml:id="id43" draw:id="id43" draw:layer="layout" svg:width="1.8cm" svg:height="0.8cm" svg:x="13.2cm" svg:y="8.2cm">
          <text:p text:style-name="P4">l</text:p>
          <draw:enhanced-geometry svg:viewBox="0 0 21600 21600" draw:type="rectangle" draw:enhanced-path="M 0 0 L 21600 0 21600 21600 0 21600 0 0 Z N"/>
        </draw:custom-shape>
        <draw:custom-shape draw:style-name="gr9" draw:text-style-name="P4" xml:id="id45" draw:id="id45" draw:layer="layout" svg:width="2.3cm" svg:height="0.8cm" svg:x="17.5cm" svg:y="8.2cm">
          <text:p text:style-name="P4">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6" draw:id="id46" draw:layer="layout" svg:width="2.4cm" svg:height="0.8cm" svg:x="20cm" svg:y="8.2cm">
          <text:p text:style-name="P4">s</text:p>
          <draw:enhanced-geometry svg:viewBox="0 0 21600 21600" draw:type="rectangle" draw:enhanced-path="M 0 0 L 21600 0 21600 21600 0 21600 0 0 Z N"/>
        </draw:custom-shape>
        <draw:custom-shape draw:style-name="gr11" draw:text-style-name="P4" xml:id="id47" draw:id="id47" draw:layer="layout" svg:width="1.3cm" svg:height="0.8cm" svg:x="22.4cm" svg:y="8.2cm">
          <text:p text:style-name="P4">v</text:p>
          <draw:enhanced-geometry svg:viewBox="0 0 21600 21600" draw:type="rectangle" draw:enhanced-path="M 0 0 L 21600 0 21600 21600 0 21600 0 0 Z N"/>
        </draw:custom-shape>
        <draw:custom-shape draw:style-name="gr20" draw:text-style-name="P4" xml:id="id48" draw:id="id48" draw:layer="layout" svg:width="3.7cm" svg:height="0.8cm" svg:x="23.9cm" svg:y="8.2cm">
          <text:p text:style-name="P4">x <text:s text:c="4"/>z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4cm" svg:y1="6.078cm" svg:x2="2.3cm" svg:y2="8.2cm" draw:start-shape="id38" draw:end-shape="id40" draw:end-glue-point="0" svg:d="M4000 6078l-1700 2122" svg:viewBox="0 0 1701 2123">
          <text:p/>
        </draw:connector>
        <draw:connector draw:style-name="gr13" draw:text-style-name="P5" draw:layer="layout" draw:type="line" svg:x1="5cm" svg:y1="6.078cm" svg:x2="5.6cm" svg:y2="8.2cm" draw:start-shape="id38" draw:start-glue-point="1" draw:end-shape="id41" draw:end-glue-point="0" svg:d="M5000 6078l600 2122" svg:viewBox="0 0 601 2123">
          <text:p/>
        </draw:connector>
        <draw:connector draw:style-name="gr14" draw:text-style-name="P5" draw:layer="layout" draw:type="line" svg:x1="12cm" svg:y1="6cm" svg:x2="7.6cm" svg:y2="8.2cm" draw:start-shape="id39" draw:start-glue-point="3" draw:end-shape="id42" draw:end-glue-point="0" svg:d="M12000 6000l-4400 2200" svg:viewBox="0 0 4401 2201">
          <text:p/>
        </draw:connector>
        <draw:connector draw:style-name="gr15" draw:text-style-name="P5" draw:layer="layout" draw:type="line" svg:x1="14.8cm" svg:y1="6cm" svg:x2="14.1cm" svg:y2="8.2cm" draw:start-shape="id39" draw:start-glue-point="1" draw:end-shape="id43" draw:end-glue-point="0" svg:d="M14800 6000l-700 2200" svg:viewBox="0 0 701 2201">
          <text:p/>
        </draw:connector>
        <draw:connector draw:style-name="gr16" draw:text-style-name="P5" draw:layer="layout" draw:type="line" svg:x1="20.2cm" svg:y1="5.6cm" svg:x2="17.5cm" svg:y2="8.6cm" draw:start-shape="id44" draw:start-glue-point="3" draw:end-shape="id45" draw:end-glue-point="3" svg:d="M20200 5600l-2700 3000" svg:viewBox="0 0 2701 3001">
          <text:p/>
        </draw:connector>
        <draw:connector draw:style-name="gr17" draw:text-style-name="P5" draw:layer="layout" draw:type="line" svg:x1="21.6cm" svg:y1="6cm" svg:x2="21.2cm" svg:y2="8.2cm" draw:start-shape="id44" draw:start-glue-point="2" draw:end-shape="id46" draw:end-glue-point="0" svg:d="M21600 6000l-400 2200" svg:viewBox="0 0 401 2201">
          <text:p/>
        </draw:connector>
        <draw:connector draw:style-name="gr18" draw:text-style-name="P5" draw:layer="layout" draw:type="line" svg:x1="21.6cm" svg:y1="6cm" svg:x2="23.05cm" svg:y2="8.2cm" draw:start-shape="id44" draw:start-glue-point="2" draw:end-shape="id47" draw:end-glue-point="0" svg:d="M21600 6000l1450 2200" svg:viewBox="0 0 1451 2201">
          <text:p/>
        </draw:connector>
        <draw:connector draw:style-name="gr19" draw:text-style-name="P5" draw:layer="layout" draw:type="line" svg:x1="23cm" svg:y1="5.6cm" svg:x2="25.75cm" svg:y2="8.2cm" draw:start-shape="id44" draw:start-glue-point="1" draw:end-shape="id48" draw:end-glue-point="0" svg:d="M23000 5600l2750 2600" svg:viewBox="0 0 2751 2601">
          <text:p/>
        </draw:connector>
        <draw:frame draw:style-name="gr21" draw:text-style-name="P8" draw:layer="layout" svg:width="6.814cm" svg:height="0.962cm" svg:x="0.76cm" svg:y="1.8cm">
          <draw:text-box>
            <text:p text:style-name="P7"><text:span text:style-name="T3">Removendo a letra N</text:span></text:p>
          </draw:text-box>
        </draw:frame>
        <draw:custom-shape draw:style-name="gr25" draw:text-style-name="P9" draw:layer="layout" svg:width="12.2cm" svg:height="6.35cm" svg:x="15.6cm" svg:y="3.8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0">
        <draw:frame presentation:style-name="pr3" draw:text-style-name="P3" draw:layer="layout" svg:width="26.599cm" svg:height="2.629cm" svg:x="1.001cm" svg:y="-0.671cm" presentation:class="title" presentation:user-transformed="true">
          <draw:text-box>
            <text:p text:style-name="P2"><text:span text:style-name="T1">2. A partir da árvore final do exercício anterior, remova as chaves Y, P, N, C e B (nesta ordem).</text:span></text:p>
          </draw:text-box>
        </draw:frame>
        <draw:custom-shape draw:style-name="gr2" draw:text-style-name="P4" xml:id="id49" draw:id="id49" draw:layer="layout" svg:width="2.4cm" svg:height="0.8cm" svg:x="12.2cm" svg:y="2.258cm">
          <text:p text:style-name="P4">e <text:s/>m</text:p>
          <draw:enhanced-geometry svg:viewBox="0 0 21600 21600" draw:type="rectangle" draw:enhanced-path="M 0 0 L 21600 0 21600 21600 0 21600 0 0 Z N"/>
        </draw:custom-shape>
        <draw:custom-shape draw:style-name="gr3" draw:text-style-name="P4" xml:id="id50" draw:id="id50" draw:layer="layout" svg:width="1cm" svg:height="0.8cm" svg:x="4cm" svg:y="5.678cm">
          <text:p text:style-name="P10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1" draw:id="id51" draw:layer="layout" svg:width="2.8cm" svg:height="0.8cm" svg:x="12cm" svg:y="5.6cm">
          <text:p text:style-name="P4">g <text:s/>i <text:s/>k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2cm" svg:y1="2.658cm" svg:x2="4.5cm" svg:y2="5.678cm" draw:start-shape="id49" draw:start-glue-point="3" draw:end-shape="id50" draw:end-glue-point="0" svg:d="M12200 2658l-7700 3020" svg:viewBox="0 0 7701 3021">
          <text:p/>
        </draw:connector>
        <draw:connector draw:style-name="gr6" draw:text-style-name="P5" draw:layer="layout" draw:type="line" svg:x1="14.6cm" svg:y1="2.658cm" svg:x2="20.5cm" svg:y2="5.4cm" svg:d="M14600 2658l5900 2742" svg:viewBox="0 0 5901 2743">
          <text:p/>
        </draw:connector>
        <draw:custom-shape draw:style-name="gr4" draw:text-style-name="P4" xml:id="id56" draw:id="id56" draw:layer="layout" svg:width="2.8cm" svg:height="0.8cm" svg:x="20.2cm" svg:y="5.2cm">
          <text:p text:style-name="P4">r t w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3.4cm" svg:y1="3.058cm" svg:x2="13.4cm" svg:y2="5.6cm" draw:start-shape="id49" draw:start-glue-point="2" draw:end-shape="id51" draw:end-glue-point="0" svg:d="M13400 3058v2542" svg:viewBox="0 0 1 2543">
          <text:p/>
        </draw:connector>
        <draw:custom-shape draw:style-name="gr4" draw:text-style-name="P4" xml:id="id52" draw:id="id52" draw:layer="layout" svg:width="2.8cm" svg:height="0.8cm" svg:x="0.9cm" svg:y="8.2cm">
          <text:p text:style-name="P4">a </text:p>
          <draw:enhanced-geometry svg:viewBox="0 0 21600 21600" draw:type="rectangle" draw:enhanced-path="M 0 0 L 21600 0 21600 21600 0 21600 0 0 Z N"/>
        </draw:custom-shape>
        <draw:custom-shape draw:style-name="gr8" draw:text-style-name="P4" xml:id="id53" draw:id="id53" draw:layer="layout" svg:width="1.8cm" svg:height="0.8cm" svg:x="4.7cm" svg:y="8.2cm">
          <text:p text:style-name="P4">d</text:p>
          <draw:enhanced-geometry svg:viewBox="0 0 21600 21600" draw:type="rectangle" draw:enhanced-path="M 0 0 L 21600 0 21600 21600 0 21600 0 0 Z N"/>
        </draw:custom-shape>
        <draw:custom-shape draw:style-name="gr8" draw:text-style-name="P4" xml:id="id54" draw:id="id54" draw:layer="layout" svg:width="1.8cm" svg:height="0.8cm" svg:x="6.7cm" svg:y="8.2cm">
          <text:p text:style-name="P4">f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0.8cm" svg:x="9.1cm" svg:y="8.2cm">
          <text:p text:style-name="P4">h i </text:p>
          <draw:enhanced-geometry svg:viewBox="0 0 21600 21600" draw:type="rectangle" draw:enhanced-path="M 0 0 L 21600 0 21600 21600 0 21600 0 0 Z N"/>
        </draw:custom-shape>
        <draw:custom-shape draw:style-name="gr8" draw:text-style-name="P4" xml:id="id55" draw:id="id55" draw:layer="layout" svg:width="1.8cm" svg:height="0.8cm" svg:x="13.2cm" svg:y="8.2cm">
          <text:p text:style-name="P4">l</text:p>
          <draw:enhanced-geometry svg:viewBox="0 0 21600 21600" draw:type="rectangle" draw:enhanced-path="M 0 0 L 21600 0 21600 21600 0 21600 0 0 Z N"/>
        </draw:custom-shape>
        <draw:custom-shape draw:style-name="gr9" draw:text-style-name="P4" xml:id="id57" draw:id="id57" draw:layer="layout" svg:width="2.3cm" svg:height="0.8cm" svg:x="17.5cm" svg:y="8.2cm">
          <text:p text:style-name="P4">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8" draw:id="id58" draw:layer="layout" svg:width="2.4cm" svg:height="0.8cm" svg:x="20cm" svg:y="8.2cm">
          <text:p text:style-name="P4">s</text:p>
          <draw:enhanced-geometry svg:viewBox="0 0 21600 21600" draw:type="rectangle" draw:enhanced-path="M 0 0 L 21600 0 21600 21600 0 21600 0 0 Z N"/>
        </draw:custom-shape>
        <draw:custom-shape draw:style-name="gr11" draw:text-style-name="P4" xml:id="id59" draw:id="id59" draw:layer="layout" svg:width="1.3cm" svg:height="0.8cm" svg:x="22.4cm" svg:y="8.2cm">
          <text:p text:style-name="P4">v</text:p>
          <draw:enhanced-geometry svg:viewBox="0 0 21600 21600" draw:type="rectangle" draw:enhanced-path="M 0 0 L 21600 0 21600 21600 0 21600 0 0 Z N"/>
        </draw:custom-shape>
        <draw:custom-shape draw:style-name="gr20" draw:text-style-name="P4" xml:id="id60" draw:id="id60" draw:layer="layout" svg:width="3.7cm" svg:height="0.8cm" svg:x="23.9cm" svg:y="8.2cm">
          <text:p text:style-name="P4">x <text:s text:c="4"/>z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4cm" svg:y1="6.078cm" svg:x2="2.3cm" svg:y2="8.2cm" draw:start-shape="id50" draw:end-shape="id52" draw:end-glue-point="0" svg:d="M4000 6078l-1700 2122" svg:viewBox="0 0 1701 2123">
          <text:p/>
        </draw:connector>
        <draw:connector draw:style-name="gr13" draw:text-style-name="P5" draw:layer="layout" draw:type="line" svg:x1="5cm" svg:y1="6.078cm" svg:x2="5.6cm" svg:y2="8.2cm" draw:start-shape="id50" draw:start-glue-point="1" draw:end-shape="id53" draw:end-glue-point="0" svg:d="M5000 6078l600 2122" svg:viewBox="0 0 601 2123">
          <text:p/>
        </draw:connector>
        <draw:connector draw:style-name="gr14" draw:text-style-name="P5" draw:layer="layout" draw:type="line" svg:x1="12cm" svg:y1="6cm" svg:x2="7.6cm" svg:y2="8.2cm" draw:start-shape="id51" draw:start-glue-point="3" draw:end-shape="id54" draw:end-glue-point="0" svg:d="M12000 6000l-4400 2200" svg:viewBox="0 0 4401 2201">
          <text:p/>
        </draw:connector>
        <draw:connector draw:style-name="gr15" draw:text-style-name="P5" draw:layer="layout" draw:type="line" svg:x1="14.8cm" svg:y1="6cm" svg:x2="14.1cm" svg:y2="8.2cm" draw:start-shape="id51" draw:start-glue-point="1" draw:end-shape="id55" draw:end-glue-point="0" svg:d="M14800 6000l-700 2200" svg:viewBox="0 0 701 2201">
          <text:p/>
        </draw:connector>
        <draw:connector draw:style-name="gr16" draw:text-style-name="P5" draw:layer="layout" draw:type="line" svg:x1="20.2cm" svg:y1="5.6cm" svg:x2="17.5cm" svg:y2="8.6cm" draw:start-shape="id56" draw:start-glue-point="3" draw:end-shape="id57" draw:end-glue-point="3" svg:d="M20200 5600l-2700 3000" svg:viewBox="0 0 2701 3001">
          <text:p/>
        </draw:connector>
        <draw:connector draw:style-name="gr17" draw:text-style-name="P5" draw:layer="layout" draw:type="line" svg:x1="21.6cm" svg:y1="6cm" svg:x2="21.2cm" svg:y2="8.2cm" draw:start-shape="id56" draw:start-glue-point="2" draw:end-shape="id58" draw:end-glue-point="0" svg:d="M21600 6000l-400 2200" svg:viewBox="0 0 401 2201">
          <text:p/>
        </draw:connector>
        <draw:connector draw:style-name="gr18" draw:text-style-name="P5" draw:layer="layout" draw:type="line" svg:x1="21.6cm" svg:y1="6cm" svg:x2="23.05cm" svg:y2="8.2cm" draw:start-shape="id56" draw:start-glue-point="2" draw:end-shape="id59" draw:end-glue-point="0" svg:d="M21600 6000l1450 2200" svg:viewBox="0 0 1451 2201">
          <text:p/>
        </draw:connector>
        <draw:connector draw:style-name="gr19" draw:text-style-name="P5" draw:layer="layout" draw:type="line" svg:x1="23cm" svg:y1="5.6cm" svg:x2="25.75cm" svg:y2="8.2cm" draw:start-shape="id56" draw:start-glue-point="1" draw:end-shape="id60" draw:end-glue-point="0" svg:d="M23000 5600l2750 2600" svg:viewBox="0 0 2751 2601">
          <text:p/>
        </draw:connector>
        <draw:frame draw:style-name="gr21" draw:text-style-name="P8" draw:layer="layout" svg:width="6.814cm" svg:height="0.962cm" svg:x="0.76cm" svg:y="1.8cm">
          <draw:text-box>
            <text:p text:style-name="P7"><text:span text:style-name="T3">Removendo a letra C</text:span></text:p>
          </draw:text-box>
        </draw:frame>
        <draw:custom-shape draw:style-name="gr25" draw:text-style-name="P9" draw:layer="layout" svg:width="12.2cm" svg:height="6.35cm" svg:x="15.6cm" svg:y="3.8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4.4cm" svg:height="4.75cm" svg:x="0.6cm" svg:y="4.8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0">
        <draw:frame presentation:style-name="pr3" draw:text-style-name="P3" draw:layer="layout" svg:width="26.599cm" svg:height="2.629cm" svg:x="1.001cm" svg:y="-0.671cm" presentation:class="title" presentation:user-transformed="true">
          <draw:text-box>
            <text:p text:style-name="P2"><text:span text:style-name="T1">2. A partir da árvore final do exercício anterior, remova as chaves Y, P, N, C e B (nesta ordem).</text:span></text:p>
          </draw:text-box>
        </draw:frame>
        <draw:custom-shape draw:style-name="gr2" draw:text-style-name="P4" xml:id="id61" draw:id="id61" draw:layer="layout" svg:width="2.4cm" svg:height="0.8cm" svg:x="12.2cm" svg:y="2.258cm">
          <text:p text:style-name="P4">g <text:s/>m</text:p>
          <draw:enhanced-geometry svg:viewBox="0 0 21600 21600" draw:type="rectangle" draw:enhanced-path="M 0 0 L 21600 0 21600 21600 0 21600 0 0 Z N"/>
        </draw:custom-shape>
        <draw:custom-shape draw:style-name="gr27" draw:text-style-name="P10" xml:id="id62" draw:id="id62" draw:layer="layout" svg:width="1cm" svg:height="0.8cm" svg:x="4cm" svg:y="5.678cm">
          <text:p text:style-name="P10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63" draw:id="id63" draw:layer="layout" svg:width="2.8cm" svg:height="0.8cm" svg:x="12cm" svg:y="5.6cm">
          <text:p text:style-name="P4">k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2cm" svg:y1="2.658cm" svg:x2="4.5cm" svg:y2="5.678cm" draw:start-shape="id61" draw:start-glue-point="3" draw:end-shape="id62" draw:end-glue-point="0" svg:d="M12200 2658l-7700 3020" svg:viewBox="0 0 7701 3021">
          <text:p/>
        </draw:connector>
        <draw:connector draw:style-name="gr6" draw:text-style-name="P5" draw:layer="layout" draw:type="line" svg:x1="14.6cm" svg:y1="2.658cm" svg:x2="20.5cm" svg:y2="5.4cm" svg:d="M14600 2658l5900 2742" svg:viewBox="0 0 5901 2743">
          <text:p/>
        </draw:connector>
        <draw:custom-shape draw:style-name="gr4" draw:text-style-name="P4" xml:id="id68" draw:id="id68" draw:layer="layout" svg:width="2.8cm" svg:height="0.8cm" svg:x="20.2cm" svg:y="5.2cm">
          <text:p text:style-name="P4">r t w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3.4cm" svg:y1="3.058cm" svg:x2="13.4cm" svg:y2="5.6cm" draw:start-shape="id61" draw:start-glue-point="2" draw:end-shape="id63" draw:end-glue-point="0" svg:d="M13400 3058v2542" svg:viewBox="0 0 1 2543">
          <text:p/>
        </draw:connector>
        <draw:custom-shape draw:style-name="gr4" draw:text-style-name="P4" xml:id="id64" draw:id="id64" draw:layer="layout" svg:width="2.8cm" svg:height="0.8cm" svg:x="0.9cm" svg:y="8.2cm">
          <text:p text:style-name="P4">a </text:p>
          <draw:enhanced-geometry svg:viewBox="0 0 21600 21600" draw:type="rectangle" draw:enhanced-path="M 0 0 L 21600 0 21600 21600 0 21600 0 0 Z N"/>
        </draw:custom-shape>
        <draw:custom-shape draw:style-name="gr8" draw:text-style-name="P4" xml:id="id65" draw:id="id65" draw:layer="layout" svg:width="1.8cm" svg:height="0.8cm" svg:x="4.7cm" svg:y="8.2cm">
          <text:p text:style-name="P4">d</text:p>
          <draw:enhanced-geometry svg:viewBox="0 0 21600 21600" draw:type="rectangle" draw:enhanced-path="M 0 0 L 21600 0 21600 21600 0 21600 0 0 Z N"/>
        </draw:custom-shape>
        <draw:custom-shape draw:style-name="gr8" draw:text-style-name="P4" xml:id="id66" draw:id="id66" draw:layer="layout" svg:width="1.8cm" svg:height="0.8cm" svg:x="6.7cm" svg:y="8.2cm">
          <text:p text:style-name="P4">f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0.8cm" svg:x="9.1cm" svg:y="8.2cm">
          <text:p text:style-name="P4">h i </text:p>
          <draw:enhanced-geometry svg:viewBox="0 0 21600 21600" draw:type="rectangle" draw:enhanced-path="M 0 0 L 21600 0 21600 21600 0 21600 0 0 Z N"/>
        </draw:custom-shape>
        <draw:custom-shape draw:style-name="gr8" draw:text-style-name="P4" xml:id="id67" draw:id="id67" draw:layer="layout" svg:width="1.8cm" svg:height="0.8cm" svg:x="13.2cm" svg:y="8.2cm">
          <text:p text:style-name="P4">l</text:p>
          <draw:enhanced-geometry svg:viewBox="0 0 21600 21600" draw:type="rectangle" draw:enhanced-path="M 0 0 L 21600 0 21600 21600 0 21600 0 0 Z N"/>
        </draw:custom-shape>
        <draw:custom-shape draw:style-name="gr9" draw:text-style-name="P4" xml:id="id69" draw:id="id69" draw:layer="layout" svg:width="2.3cm" svg:height="0.8cm" svg:x="17.5cm" svg:y="8.2cm">
          <text:p text:style-name="P4">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0" draw:id="id70" draw:layer="layout" svg:width="2.4cm" svg:height="0.8cm" svg:x="20cm" svg:y="8.2cm">
          <text:p text:style-name="P4">s</text:p>
          <draw:enhanced-geometry svg:viewBox="0 0 21600 21600" draw:type="rectangle" draw:enhanced-path="M 0 0 L 21600 0 21600 21600 0 21600 0 0 Z N"/>
        </draw:custom-shape>
        <draw:custom-shape draw:style-name="gr11" draw:text-style-name="P4" xml:id="id71" draw:id="id71" draw:layer="layout" svg:width="1.3cm" svg:height="0.8cm" svg:x="22.4cm" svg:y="8.2cm">
          <text:p text:style-name="P4">v</text:p>
          <draw:enhanced-geometry svg:viewBox="0 0 21600 21600" draw:type="rectangle" draw:enhanced-path="M 0 0 L 21600 0 21600 21600 0 21600 0 0 Z N"/>
        </draw:custom-shape>
        <draw:custom-shape draw:style-name="gr20" draw:text-style-name="P4" xml:id="id72" draw:id="id72" draw:layer="layout" svg:width="3.7cm" svg:height="0.8cm" svg:x="23.9cm" svg:y="8.2cm">
          <text:p text:style-name="P4">x <text:s text:c="4"/>z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4cm" svg:y1="6.078cm" svg:x2="2.3cm" svg:y2="8.2cm" draw:start-shape="id62" draw:end-shape="id64" draw:end-glue-point="0" svg:d="M4000 6078l-1700 2122" svg:viewBox="0 0 1701 2123">
          <text:p/>
        </draw:connector>
        <draw:connector draw:style-name="gr13" draw:text-style-name="P5" draw:layer="layout" draw:type="line" svg:x1="5cm" svg:y1="6.078cm" svg:x2="5.6cm" svg:y2="8.2cm" draw:start-shape="id62" draw:start-glue-point="1" draw:end-shape="id65" draw:end-glue-point="0" svg:d="M5000 6078l600 2122" svg:viewBox="0 0 601 2123">
          <text:p/>
        </draw:connector>
        <draw:connector draw:style-name="gr14" draw:text-style-name="P5" draw:layer="layout" draw:type="line" svg:x1="12cm" svg:y1="6cm" svg:x2="7.6cm" svg:y2="8.2cm" draw:start-shape="id63" draw:start-glue-point="3" draw:end-shape="id66" draw:end-glue-point="0" svg:d="M12000 6000l-4400 2200" svg:viewBox="0 0 4401 2201">
          <text:p/>
        </draw:connector>
        <draw:connector draw:style-name="gr15" draw:text-style-name="P5" draw:layer="layout" draw:type="line" svg:x1="14.8cm" svg:y1="6cm" svg:x2="14.1cm" svg:y2="8.2cm" draw:start-shape="id63" draw:start-glue-point="1" draw:end-shape="id67" draw:end-glue-point="0" svg:d="M14800 6000l-700 2200" svg:viewBox="0 0 701 2201">
          <text:p/>
        </draw:connector>
        <draw:connector draw:style-name="gr16" draw:text-style-name="P5" draw:layer="layout" draw:type="line" svg:x1="20.2cm" svg:y1="5.6cm" svg:x2="17.5cm" svg:y2="8.6cm" draw:start-shape="id68" draw:start-glue-point="3" draw:end-shape="id69" draw:end-glue-point="3" svg:d="M20200 5600l-2700 3000" svg:viewBox="0 0 2701 3001">
          <text:p/>
        </draw:connector>
        <draw:connector draw:style-name="gr17" draw:text-style-name="P5" draw:layer="layout" draw:type="line" svg:x1="21.6cm" svg:y1="6cm" svg:x2="21.2cm" svg:y2="8.2cm" draw:start-shape="id68" draw:start-glue-point="2" draw:end-shape="id70" draw:end-glue-point="0" svg:d="M21600 6000l-400 2200" svg:viewBox="0 0 401 2201">
          <text:p/>
        </draw:connector>
        <draw:connector draw:style-name="gr18" draw:text-style-name="P5" draw:layer="layout" draw:type="line" svg:x1="21.6cm" svg:y1="6cm" svg:x2="23.05cm" svg:y2="8.2cm" draw:start-shape="id68" draw:start-glue-point="2" draw:end-shape="id71" draw:end-glue-point="0" svg:d="M21600 6000l1450 2200" svg:viewBox="0 0 1451 2201">
          <text:p/>
        </draw:connector>
        <draw:connector draw:style-name="gr19" draw:text-style-name="P5" draw:layer="layout" draw:type="line" svg:x1="23cm" svg:y1="5.6cm" svg:x2="25.75cm" svg:y2="8.2cm" draw:start-shape="id68" draw:start-glue-point="1" draw:end-shape="id72" draw:end-glue-point="0" svg:d="M23000 5600l2750 2600" svg:viewBox="0 0 2751 2601">
          <text:p/>
        </draw:connector>
        <draw:frame draw:style-name="gr21" draw:text-style-name="P8" draw:layer="layout" svg:width="6.814cm" svg:height="0.962cm" svg:x="0.76cm" svg:y="1.4cm">
          <draw:text-box>
            <text:p text:style-name="P7"><text:span text:style-name="T3">Removendo a letra B</text:span></text:p>
          </draw:text-box>
        </draw:frame>
        <draw:custom-shape draw:style-name="gr28" draw:text-style-name="P9" draw:layer="layout" svg:width="15.6cm" svg:height="7.2cm" svg:x="0.6cm" svg:y="2.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0">
        <draw:frame presentation:style-name="pr3" draw:text-style-name="P3" draw:layer="layout" svg:width="26.399cm" svg:height="2.629cm" svg:x="1.401cm" svg:y="-0.371cm" presentation:class="title" presentation:user-transformed="true">
          <draw:text-box>
            <text:p text:style-name="P2"><text:span text:style-name="T1">3. <text:s/>Insira a sequência de elementos abaixo em uma </text:span><text:span text:style-name="T2">árvore B+</text:span><text:span text:style-name="T1"> de ordem 4:</text:span><text:span text:style-name="T1"><text:line-break/></text:span><text:span text:style-name="T1">13, 53, 25, 8, 21, 75, 28, 36, 91, 95, 15, 26, 20, 17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presentation:style-name="pr3" draw:text-style-name="P3" draw:layer="layout" svg:width="26.399cm" svg:height="2.629cm" svg:x="1.402cm" svg:y="-0.37cm" presentation:class="title" presentation:user-transformed="true">
          <draw:text-box>
            <text:p text:style-name="P2"><text:span text:style-name="T1">4. A partir da árvore final do exercício 3, exclua as seguintes chaves (na ordem):</text:span><text:span text:style-name="T1"><text:line-break/></text:span><text:span text:style-name="T1">28, 91, 95, 53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7T14:27:40.667000000</meta:creation-date>
    <dc:date>2022-03-21T22:45:50.705000000</dc:date>
    <meta:editing-duration>PT1H50M48S</meta:editing-duration>
    <meta:editing-cycles>18</meta:editing-cycles>
    <meta:generator>LibreOffice/7.3.1.3$Windows_X86_64 LibreOffice_project/a69ca51ded25f3eefd52d7bf9a5fad8c90b87951</meta:generator>
    <meta:document-statistic meta:object-count="203"/>
  </office:meta>
</office:document-meta>
</file>